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e5d8" officeooo:paragraph-rsid="001ee5d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e5d8" officeooo:paragraph-rsid="001ee5d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e5d8" officeooo:paragraph-rsid="001ee5d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 Version 0.1</text:p>
      <text:p text:style-name="P1">Date: 10-31-2019</text:p>
      <text:p text:style-name="P1">Non-Release</text:p>
      <text:p text:style-name="P1"/>
      <text:p text:style-name="P2">Server Role</text:p>
      <text:p text:style-name="P2"/>
      <text:p text:style-name="P3"><text:tab/>The role of the server will be to take the PCAP, and JSON material and manage this material. <text:s/>It shall be able to sort and store this material for the retrieval portion of the project to access. <text:s/>The plan at this point is to use Firebase as the database behind the project to sort and store the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05:47.317000000</meta:creation-date>
    <dc:date>2019-10-31T14:08:54.648000000</dc:date>
    <meta:editing-duration>PT3M8S</meta:editing-duration>
    <meta:editing-cycles>1</meta:editing-cycles>
    <meta:document-statistic meta:table-count="0" meta:image-count="0" meta:object-count="0" meta:page-count="1" meta:paragraph-count="5" meta:word-count="66" meta:character-count="359" meta:non-whitespace-character-count="295"/>
    <meta:generator>LibreOffice/6.2.3.2$Windows_X86_64 LibreOffice_project/aecc05fe267cc68dde00352a451aa867b3b546ac</meta:generator>
  </office:meta>
</office:document-meta>
</file>